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ymbol.setType( SymbolTyp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mbol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mbol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lotConfig.getSymbo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mbol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lotConfig.setSymbols( List &lt; Symbol &gt; symbo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943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